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ee9" officeooo:paragraph-rsid="0003dee9"/>
    </style:style>
    <style:style style:name="T1" style:family="text">
      <style:text-properties officeooo:rsid="0003d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s Søndervindgab Kvist Jensen – student number: 201209587<text:line-break/>Exam question 18 for the course Practical Programming and Numerical Methods during spring 2019. Exam date: 06/06/2019.</text:p>
      <text:p text:style-name="P1"/>
      <text:p text:style-name="P1">Repository link:</text:p>
      <text:p text:style-name="Standard"><text:a xlink:type="simple" xlink:href="https://github.com/Icytroll/prog/tree/master/Exam/18_Adaptive_integrator_three_subintervals" text:style-name="Internet_20_link" text:visited-style-name="Visited_20_Internet_20_Link">https://github.com/Icytroll/prog/tree/master/Exam/18_Adaptive_integrator_three_subinterval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3:41:16.750507529</meta:creation-date>
    <dc:date>2019-06-06T13:44:35.935328989</dc:date>
    <meta:editing-duration>PT3M2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7" meta:character-count="285" meta:non-whitespace-character-count="260"/>
  </office:meta>
</office:document-meta>
</file>